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14.1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2.1cm"/>
    </style:style>
    <style:style style:name="gr4" style:family="graphic" style:parent-style-name="standard">
      <style:graphic-properties draw:textarea-horizontal-align="justify" draw:textarea-vertical-align="middle" draw:auto-grow-height="false" fo:min-height="1.0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1.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4.6cm" svg:height="1.8cm" svg:x="7cm" svg:y="1.4cm">
          <text:p text:style-name="P1">HOME</text:p>
          <text:p text:style-name="P1"><text:span text:style-name="T1">(Listings index &amp; pagination filter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cm" svg:height="1.3cm" svg:x="1.3cm" svg:y="6.9cm">
          <text:p text:style-name="P1">Listing1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2.6cm" svg:height="1.3cm" svg:x="25.7cm" svg:y="4.9cm">
          <text:p text:style-name="P1">Contact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5.1cm" svg:height="1.3cm" svg:x="3cm" svg:y="15.6cm">
          <text:p text:style-name="P1">Checkout For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3cm" svg:x="6.2cm" svg:y="6.9cm">
          <text:p text:style-name="P1">Manage Listings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1cm" svg:height="1.3cm" svg:x="22.9cm" svg:y="4.9cm">
          <text:p text:style-name="P1">About 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cm" svg:height="1.3cm" svg:x="1.3cm" svg:y="4.9cm">
          <text:p text:style-name="P1">Listing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4cm" svg:height="1.3cm" svg:x="1.3cm" svg:y="10.6cm">
          <text:p text:style-name="P1">Listing3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cm" svg:height="1.3cm" svg:x="1.3cm" svg:y="8.7cm">
          <text:p text:style-name="P1">Listing2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3cm" svg:y1="3.2cm" svg:x2="3cm" svg:y2="4.9cm" draw:start-shape="id1" draw:start-glue-point="2" draw:end-shape="id2" draw:end-glue-point="0" svg:d="M14300 3200v850h-11300v850" svg:viewBox="0 0 11301 1701">
          <text:p/>
        </draw:connector>
        <draw:connector draw:style-name="gr7" draw:text-style-name="P1" draw:layer="layout" svg:x1="3cm" svg:y1="6.2cm" svg:x2="3cm" svg:y2="6.9cm" draw:start-shape="id2" draw:start-glue-point="2" draw:end-shape="id3" draw:end-glue-point="0" svg:d="M3000 6200v700" svg:viewBox="0 0 1 701">
          <text:p/>
        </draw:connector>
        <draw:connector draw:style-name="gr7" draw:text-style-name="P1" draw:layer="layout" svg:x1="3cm" svg:y1="8.2cm" svg:x2="3cm" svg:y2="8.7cm" draw:start-shape="id3" draw:start-glue-point="2" draw:end-shape="id4" draw:end-glue-point="0" svg:d="M3000 8200v500" svg:viewBox="0 0 1 501">
          <text:p/>
        </draw:connector>
        <draw:connector draw:style-name="gr7" draw:text-style-name="P1" draw:layer="layout" svg:x1="3cm" svg:y1="10cm" svg:x2="3cm" svg:y2="10.6cm" draw:start-shape="id4" draw:start-glue-point="2" draw:end-shape="id5" draw:end-glue-point="0" svg:d="M3000 10000v600" svg:viewBox="0 0 1 601">
          <text:p/>
        </draw:connector>
        <draw:connector draw:style-name="gr7" draw:text-style-name="P1" draw:layer="layout" svg:x1="14.3cm" svg:y1="3.2cm" svg:x2="23.95cm" svg:y2="4.9cm" draw:start-shape="id1" draw:start-glue-point="2" draw:end-shape="id6" draw:end-glue-point="0" svg:d="M14300 3200v850h9650v850" svg:viewBox="0 0 9651 1701">
          <text:p/>
        </draw:connector>
        <draw:connector draw:style-name="gr7" draw:text-style-name="P1" draw:layer="layout" svg:x1="14.3cm" svg:y1="3.2cm" svg:x2="27cm" svg:y2="4.9cm" draw:start-shape="id1" draw:start-glue-point="2" draw:end-shape="id7" draw:end-glue-point="0" svg:d="M14300 3200v850h12700v850" svg:viewBox="0 0 12701 1701">
          <text:p/>
        </draw:connector>
        <draw:frame draw:style-name="gr8" draw:text-style-name="P3" draw:layer="layout" svg:width="5.5cm" svg:height="0.962cm" svg:x="6.5cm" svg:y="5.3cm">
          <draw:text-box>
            <text:p text:style-name="P2"><text:span text:style-name="T2"><text:s text:c="2"/></text:span><text:span text:style-name="T2">Seller <text:s text:c="2"/>Account</text:span></text:p>
          </draw:text-box>
        </draw:frame>
        <draw:custom-shape draw:style-name="gr4" draw:text-style-name="P1" draw:layer="layout" svg:width="5.1cm" svg:height="1.3cm" svg:x="15.6cm" svg:y="6.9cm">
          <text:p text:style-name="P1">Purchase Histo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8.6cm" svg:y1="7cm" svg:x2="8.6cm" svg:y2="4.1cm">
          <text:p/>
        </draw:line>
        <draw:line draw:style-name="gr9" draw:text-style-name="P4" draw:layer="layout" svg:x1="18.1cm" svg:y1="6.8cm" svg:x2="18.1cm" svg:y2="4cm">
          <text:p/>
        </draw:line>
        <draw:frame draw:style-name="gr10" draw:text-style-name="P3" draw:layer="layout" svg:width="5.2cm" svg:height="1.062cm" svg:x="16cm" svg:y="5.238cm">
          <draw:text-box>
            <text:p text:style-name="P2"><text:span text:style-name="T2"><text:s text:c="3"/></text:span><text:span text:style-name="T2">User <text:s text:c="3"/>Account</text:span></text:p>
          </draw:text-box>
        </draw:frame>
        <draw:custom-shape draw:style-name="gr5" draw:text-style-name="P1" xml:id="id8" draw:id="id8" draw:layer="layout" svg:width="4.8cm" svg:height="1.3cm" svg:x="6.1cm" svg:y="8.7cm">
          <text:p text:style-name="P1">Sales History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8cm" svg:height="1.3cm" svg:x="6.1cm" svg:y="10.6cm">
          <text:p text:style-name="P1">List Your Ite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5cm" svg:y1="10cm" svg:x2="8.5cm" svg:y2="10.6cm" draw:start-shape="id8" draw:start-glue-point="2" draw:end-shape="id9" draw:end-glue-point="0" svg:d="M8500 10000v600" svg:viewBox="0 0 1 601">
          <text:p/>
        </draw:connector>
        <draw:line draw:style-name="gr9" draw:text-style-name="P4" draw:layer="layout" svg:x1="8.5cm" svg:y1="8.2cm" svg:x2="8.5cm" svg:y2="8.7cm">
          <text:p/>
        </draw:line>
        <draw:custom-shape draw:style-name="gr4" draw:text-style-name="P1" draw:layer="layout" svg:width="5.1cm" svg:height="1.3cm" svg:x="15.6cm" svg:y="10.6cm">
          <text:p text:style-name="P1">Sign 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1cm" svg:height="1.3cm" svg:x="15.6cm" svg:y="8.7cm">
          <text:p text:style-name="P1">Edit Profi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3cm" svg:y1="11.9cm" svg:x2="5.55cm" svg:y2="15.6cm" draw:start-shape="id5" draw:start-glue-point="2" draw:end-shape="id10" draw:end-glue-point="0" svg:d="M3000 11900v1850h2550v1850" svg:viewBox="0 0 2551 3701">
          <text:p/>
        </draw:connector>
        <draw:frame draw:style-name="gr11" draw:text-style-name="P3" draw:layer="layout" svg:width="3.067cm" svg:height="0.839cm" svg:x="2.6cm" svg:y="13.8cm">
          <draw:text-box>
            <text:p><text:span text:style-name="T2">Buy It Now</text:span></text:p>
          </draw:text-box>
        </draw:frame>
        <draw:line draw:style-name="gr9" draw:text-style-name="P4" draw:layer="layout" svg:x1="8.1cm" svg:y1="16.3cm" svg:x2="14.4cm" svg:y2="16.3cm">
          <text:p/>
        </draw:line>
        <draw:line draw:style-name="gr12" draw:text-style-name="P4" draw:layer="layout" svg:x1="14.3cm" svg:y1="16.3cm" svg:x2="14.3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4T14:14:24.796481352</meta:creation-date>
    <dc:date>2019-12-04T14:48:59.798217587</dc:date>
    <meta:editing-duration>PT2M51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